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23.88cm" fo:min-width="33.79cm"/>
    </style:style>
    <style:style style:name="gr2" style:family="graphic" style:parent-style-name="Block">
      <style:graphic-properties draw:textarea-vertical-align="top" draw:auto-grow-height="false" fo:min-height="4.83cm" fo:min-width="4.045cm"/>
      <style:paragraph-properties style:writing-mode="lr-tb"/>
    </style:style>
    <style:style style:name="gr3" style:family="graphic" style:parent-style-name="Block">
      <style:graphic-properties draw:textarea-vertical-align="top" draw:auto-grow-height="false" fo:min-height="10.228cm" fo:min-width="5.95cm"/>
      <style:paragraph-properties style:writing-mode="lr-tb"/>
    </style:style>
    <style:style style:name="gr4" style:family="graphic" style:parent-style-name="Block">
      <style:graphic-properties draw:textarea-vertical-align="top" draw:auto-grow-height="false" fo:min-height="5.147cm" fo:min-width="4.048cm"/>
      <style:paragraph-properties style:writing-mode="lr-tb"/>
    </style:style>
    <style:style style:name="gr5" style:family="graphic" style:parent-style-name="Block">
      <style:graphic-properties draw:textarea-vertical-align="top" draw:auto-grow-height="false" fo:min-height="3.242cm" fo:min-width="3.092cm"/>
      <style:paragraph-properties style:writing-mode="lr-tb"/>
    </style:style>
    <style:style style:name="gr6" style:family="graphic" style:parent-style-name="Block">
      <style:graphic-properties draw:textarea-vertical-align="top" draw:auto-grow-height="false" fo:min-height="6.1cm" fo:min-width="4.68cm"/>
      <style:paragraph-properties style:writing-mode="lr-tb"/>
    </style:style>
    <style:style style:name="gr7" style:family="graphic" style:parent-style-name="Bus">
      <style:graphic-properties draw:marker-start="" draw:marker-end="Arrowheads_20_11" svg:stroke-linecap="butt" fo:padding-top="0.231cm" fo:padding-left="0.356cm" fo:padding-right="0.356cm"/>
    </style:style>
    <style:style style:name="gr8" style:family="graphic" style:parent-style-name="Bus">
      <style:graphic-properties draw:marker-start=""/>
    </style:style>
    <style:style style:name="gr9" style:family="graphic" style:parent-style-name="Interface_20_Block">
      <style:graphic-properties draw:textarea-vertical-align="middle" draw:auto-grow-height="false" fo:min-height="1.655cm" fo:min-width="3.293cm"/>
      <style:paragraph-properties style:writing-mode="lr-tb"/>
    </style:style>
    <style:style style:name="gr10" style:family="graphic" style:parent-style-name="Interface_20_Block">
      <style:graphic-properties draw:textarea-vertical-align="top" draw:auto-grow-height="false" fo:min-height="1.972cm" fo:min-width="3.293cm"/>
      <style:paragraph-properties style:writing-mode="lr-tb"/>
    </style:style>
    <style:style style:name="gr11" style:family="graphic" style:parent-style-name="Interface_20_Block">
      <style:graphic-properties draw:textarea-vertical-align="middle" draw:auto-grow-height="false" fo:min-height="2.29cm" fo:min-width="1.705cm"/>
    </style:style>
    <style:style style:name="gr12" style:family="graphic" style:parent-style-name="Block">
      <style:graphic-properties draw:textarea-vertical-align="middle" draw:auto-grow-height="false" fo:min-height="1.02cm" fo:min-width="0.87cm"/>
      <style:paragraph-properties style:writing-mode="lr-tb"/>
    </style:style>
    <style:style style:name="gr13" style:family="graphic" style:parent-style-name="Bus">
      <style:graphic-properties draw:marker-end=""/>
    </style:style>
    <style:style style:name="gr14" style:family="graphic" style:parent-style-name="Interface_20_Block">
      <style:graphic-properties draw:textarea-vertical-align="top" draw:auto-grow-height="false" fo:min-height="1.973cm" fo:min-width="2.34cm"/>
      <style:paragraph-properties style:writing-mode="lr-tb"/>
    </style:style>
    <style:style style:name="gr15" style:family="graphic" style:parent-style-name="Bus">
      <style:graphic-properties draw:textarea-vertical-align="top"/>
    </style:style>
    <style:style style:name="gr16" style:family="graphic" style:parent-style-name="Interface_20_Block">
      <style:graphic-properties draw:textarea-vertical-align="middle" draw:auto-grow-height="false" fo:min-height="1.02cm" fo:min-width="0.87cm"/>
      <style:paragraph-properties style:writing-mode="lr-tb"/>
    </style:style>
    <style:style style:name="gr17" style:family="graphic" style:parent-style-name="Interface_20_Block">
      <style:graphic-properties draw:textarea-vertical-align="middle" draw:auto-grow-height="false" fo:min-height="1.02cm" fo:min-width="1.07cm"/>
      <style:paragraph-properties style:writing-mode="lr-tb"/>
    </style:style>
    <style:style style:name="gr18" style:family="graphic" style:parent-style-name="standard">
      <style:graphic-properties draw:stroke="none" draw:fill="none" fo:min-height="0.629cm"/>
      <style:paragraph-properties style:writing-mode="lr-tb"/>
    </style:style>
    <style:style style:name="gr19" style:family="graphic" style:parent-style-name="Bus">
      <style:graphic-properties draw:marker-end="Arrowheads_20_11"/>
    </style:style>
    <style:style style:name="gr20" style:family="graphic" style:parent-style-name="objectwithoutfill">
      <style:graphic-properties draw:marker-end="" draw:marker-end-width="0.3cm" draw:fill="none" draw:textarea-vertical-align="middle"/>
    </style:style>
    <style:style style:name="gr21" style:family="graphic" style:parent-style-name="Block">
      <style:graphic-properties draw:textarea-vertical-align="top" draw:auto-grow-height="false" fo:min-height="2.925cm" fo:min-width="3.092cm"/>
      <style:paragraph-properties style:writing-mode="lr-tb"/>
    </style:style>
    <style:style style:name="gr22" style:family="graphic" style:parent-style-name="Bus">
      <style:graphic-properties/>
    </style:style>
    <style:style style:name="gr23" style:family="graphic" style:parent-style-name="Bus_20_without_20_arrow">
      <style:graphic-properties draw:stroke="none" draw:fill="none" draw:textarea-vertical-align="middle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1.2cm" fo:margin-right="0cm" fo:text-align="center" fo:text-indent="0cm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 fo:text-align="center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line-height="100%" fo:text-align="center"/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4.13cm" svg:x="0.952cm" svg:y="0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5.08cm" svg:x="0.952cm" svg:y="18.415cm">
          <text:p text:style-name="P2"><text:span text:style-name="T1">JESD</text:span><text:span text:style-name="T1">204B </text:span><text:span text:style-name="T1">Hard </text:span><text:span text:style-name="T1">IP </text:span><text:span text:style-name="T1">Resei</text:span><text:span text:style-name="T1">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35cm" svg:height="10.478cm" svg:x="22.224cm" svg:y="12.699cm">
          <text:p text:style-name="P2">NVMe 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48cm" svg:height="5.397cm" svg:x="30.797cm" svg:y="17.78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492cm" svg:height="3.492cm" svg:x="4.126cm" svg:y="3.174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92cm" svg:height="3.492cm" svg:x="29.844cm" svg:y="3.175cm">
          <text:p text:style-name="P2">SRA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6.35cm" svg:x="9.842cm" svg:y="17.145cm">
          <text:p text:style-name="P2">DMA</text:p>
          <text:p text:style-name="P2">Stream to FIF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7.78cm" svg:y1="9.207cm" svg:x2="29.844cm" svg:y2="5.397cm" draw:start-shape="id1" draw:start-glue-point="0" draw:end-shape="id2" draw:end-glue-point="3" svg:d="M27780 9207v-3810h2064" svg:viewBox="0 0 2065 3811">
          <text:p/>
        </draw:connector>
        <draw:connector draw:style-name="gr8" draw:text-style-name="P1" draw:layer="layout" svg:x1="28.574cm" svg:y1="20.32cm" svg:x2="30.797cm" svg:y2="20.32cm" draw:start-shape="id3" draw:start-glue-point="1" draw:end-shape="id4" draw:end-glue-point="3" svg:d="M28574 20320h2223" svg:viewBox="0 0 2224 1">
          <text:p/>
        </draw:connector>
        <draw:custom-shape draw:style-name="gr9" draw:text-style-name="P3" draw:layer="layout" svg:width="3.493cm" svg:height="1.905cm" svg:x="22.225cm" svg:y="13.652cm">
          <text:p text:style-name="P3">Mgm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397cm" svg:y1="21.907cm" svg:x2="9.842cm" svg:y2="21.907cm" draw:start-shape="id5" draw:start-glue-point="1" draw:end-shape="id6" draw:end-glue-point="3" svg:d="M5397 21907h4445" svg:viewBox="0 0 4446 1">
          <text:p/>
        </draw:connector>
        <draw:connector draw:style-name="gr8" draw:text-style-name="P1" draw:layer="layout" svg:x1="19.684cm" svg:y1="9.207cm" svg:x2="22.225cm" svg:y2="14.604cm" draw:start-shape="id7" draw:start-glue-point="0" draw:end-shape="id8" draw:end-glue-point="3" svg:d="M19684 9207v5397h2541" svg:viewBox="0 0 2542 5398">
          <text:p/>
        </draw:connector>
        <draw:custom-shape draw:style-name="gr10" draw:text-style-name="P2" draw:layer="layout" svg:width="3.493cm" svg:height="2.222cm" draw:transform="rotate (1.5707963267949) translate (26.352cm 22.86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905cm" svg:height="2.54cm" svg:x="33.337cm" svg:y="2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27cm" svg:height="1.27cm" svg:x="33.972cm" svg:y="21.272cm">
          <text:p text:style-name="P2">RP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302cm" svg:y1="9.207cm" svg:x2="9.842cm" svg:y2="19.685cm" draw:start-shape="id9" draw:start-glue-point="3" draw:end-shape="id10" draw:end-glue-point="3" svg:d="M7302 9207v10478h2540" svg:viewBox="0 0 2541 10479">
          <text:p/>
        </draw:connector>
        <draw:custom-shape draw:style-name="gr10" draw:text-style-name="P2" draw:layer="layout" svg:width="3.493cm" svg:height="2.222cm" draw:transform="rotate (-1.5707963267949) translate (33.019cm 19.367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4" draw:id="id4" draw:layer="layout" svg:width="1.27cm" svg:height="1.27cm" svg:x="30.797cm" svg:y="19.685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1.27cm" svg:height="1.27cm" svg:x="30.797cm" svg:y="21.272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1.27cm" svg:height="1.27cm" svg:x="27.304cm" svg:y="19.685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1.27cm" svg:height="1.27cm" svg:x="27.304cm" svg:y="21.272cm">
          <text:p text:style-name="P2">SI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8.574cm" svg:y1="21.907cm" svg:x2="30.797cm" svg:y2="21.907cm" draw:start-shape="id11" draw:start-glue-point="1" draw:end-shape="id12" draw:end-glue-point="3" svg:d="M28574 21907h2223" svg:viewBox="0 0 2224 1">
          <text:p/>
        </draw:connector>
        <draw:custom-shape draw:style-name="gr11" draw:text-style-name="P1" draw:layer="layout" svg:width="1.905cm" svg:height="2.54cm" svg:x="0.952cm" svg:y="20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54cm" svg:height="2.223cm" draw:transform="rotate (1.5707963267949) translate (3.174cm 23.177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" draw:id="id5" draw:layer="layout" svg:width="1.27cm" svg:height="1.27cm" svg:x="4.127cm" svg:y="21.272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93cm" svg:height="1.905cm" svg:x="22.223cm" svg:y="17.461cm">
          <text:p text:style-name="P3">I/O FIFO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8.255cm" svg:y1="9.207cm" svg:x2="18.255cm" svg:y2="9.207cm" draw:start-shape="id13" draw:start-glue-point="0" draw:end-shape="id13" draw:end-glue-point="0" svg:d="M18255 9207z" svg:viewBox="0 0 1 1">
          <text:p/>
        </draw:connector>
        <draw:custom-shape draw:style-name="gr14" draw:text-style-name="P2" draw:layer="layout" svg:width="2.54cm" svg:height="2.223cm" draw:transform="rotate (-1.5707963267949) translate (12.064cm 20.637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6" draw:id="id6" draw:layer="layout" svg:width="1.27cm" svg:height="1.27cm" svg:x="9.842cm" svg:y="21.272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16" draw:text-style-name="P2" xml:id="id18" draw:id="id18" draw:layer="layout" svg:width="1.27cm" svg:height="1.27cm" svg:x="13.652cm" svg:y="21.272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7" draw:text-style-name="P2" xml:id="id10" draw:id="id10" draw:layer="layout" svg:width="1.27cm" svg:height="1.27cm" svg:x="9.842cm" svg:y="19.05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3.343cm" svg:height="0.879cm" svg:x="16.192cm" svg:y="8.01cm">
          <draw:text-box>
            <text:p>Avalon-MM</text:p>
          </draw:text-box>
        </draw:frame>
        <draw:custom-shape draw:style-name="gr12" draw:text-style-name="P2" xml:id="id8" draw:id="id8" draw:layer="layout" svg:width="1.27cm" svg:height="1.27cm" svg:x="22.225cm" svg:y="13.969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1.27cm" svg:height="1.27cm" svg:x="22.223cm" svg:y="17.778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7" draw:text-style-name="P2" xml:id="id15" draw:id="id15" draw:layer="layout" svg:width="1.27cm" svg:height="1.27cm" svg:x="6.349cm" svg:y="4.761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" draw:id="id2" draw:layer="layout" svg:width="1.27cm" svg:height="1.27cm" svg:x="29.844cm" svg:y="4.762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27cm" svg:height="1.27cm" svg:x="0.952cm" svg:y="21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xml:id="id13" draw:id="id13" draw:layer="layout" svg:x1="2.857cm" svg:y1="9.207cm" svg:x2="33.654cm" svg:y2="9.207cm">
          <text:p/>
        </draw:line>
        <draw:connector draw:style-name="gr8" draw:text-style-name="P1" draw:layer="layout" svg:x1="19.684cm" svg:y1="9.207cm" svg:x2="22.223cm" svg:y2="18.413cm" draw:start-shape="id7" draw:start-glue-point="0" draw:end-shape="id14" draw:end-glue-point="3" svg:d="M19684 9207v9206h2539" svg:viewBox="0 0 2540 9207">
          <text:p/>
        </draw:connector>
        <draw:line draw:style-name="gr20" draw:text-style-name="P5" xml:id="id9" draw:id="id9" draw:layer="layout" svg:x1="7.302cm" svg:y1="9.207cm" svg:x2="13.017cm" svg:y2="9.207cm">
          <text:p/>
        </draw:line>
        <draw:line draw:style-name="gr20" draw:text-style-name="P5" xml:id="id1" draw:id="id1" draw:layer="layout" svg:x1="24.764cm" svg:y1="9.207cm" svg:x2="30.797cm" svg:y2="9.207cm">
          <text:p/>
        </draw:line>
        <draw:line draw:style-name="gr20" draw:text-style-name="P5" xml:id="id7" draw:id="id7" draw:layer="layout" svg:x1="16.827cm" svg:y1="9.207cm" svg:x2="22.542cm" svg:y2="9.207cm">
          <text:p/>
        </draw:line>
        <draw:connector draw:style-name="gr13" draw:text-style-name="P1" draw:layer="layout" svg:x1="7.619cm" svg:y1="5.396cm" svg:x2="10.159cm" svg:y2="9.207cm" draw:start-shape="id15" draw:start-glue-point="1" draw:end-shape="id9" draw:end-glue-point="0" svg:d="M7619 5396h2540v3811" svg:viewBox="0 0 2541 3812">
          <text:p/>
        </draw:connector>
        <draw:custom-shape draw:style-name="gr21" draw:text-style-name="P2" draw:layer="layout" svg:width="3.492cm" svg:height="3.175cm" svg:x="16.51cm" svg:y="19.685cm">
          <text:p text:style-name="P2">dual-port ram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" draw:id="id19" draw:layer="layout" svg:width="1.27cm" svg:height="1.27cm" svg:x="16.51cm" svg:y="21.272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6" draw:id="id16" draw:layer="layout" svg:width="1.27cm" svg:height="1.27cm" svg:x="18.732cm" svg:y="21.272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493cm" svg:height="1.905cm" svg:x="22.223cm" svg:y="20.954cm">
          <text:p text:style-name="P3">I/O FIFO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1.27cm" svg:height="1.27cm" svg:x="22.223cm" svg:y="21.271cm">
          <text:p text:style-name="P2">M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20.002cm" svg:y1="21.907cm" svg:x2="22.223cm" svg:y2="21.906cm" draw:start-shape="id16" draw:start-glue-point="1" draw:end-shape="id17" draw:end-glue-point="3" svg:d="M20002 21907h1111v-1h1110" svg:viewBox="0 0 2222 2">
          <text:p/>
        </draw:connector>
        <draw:connector draw:style-name="gr22" draw:text-style-name="P1" draw:layer="layout" svg:x1="14.922cm" svg:y1="21.907cm" svg:x2="16.51cm" svg:y2="21.907cm" draw:start-shape="id18" draw:start-glue-point="1" draw:end-shape="id19" draw:end-glue-point="3" svg:d="M14922 21907h1588" svg:viewBox="0 0 1589 1">
          <text:p/>
        </draw:connector>
        <draw:custom-shape draw:style-name="gr4" draw:text-style-name="P2" draw:layer="layout" svg:width="4.448cm" svg:height="5.397cm" svg:x="30.798cm" svg:y="17.78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8.575cm" svg:y1="20.32cm" svg:x2="30.798cm" svg:y2="20.32cm" draw:start-shape="id20" draw:start-glue-point="1" draw:end-shape="id21" draw:end-glue-point="3" svg:d="M28575 20320h2223" svg:viewBox="0 0 2224 1">
          <text:p/>
        </draw:connector>
        <draw:custom-shape draw:style-name="gr10" draw:text-style-name="P2" draw:layer="layout" svg:width="3.493cm" svg:height="2.222cm" draw:transform="rotate (1.5707963267949) translate (26.353cm 22.86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905cm" svg:height="2.54cm" svg:x="33.338cm" svg:y="2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27cm" svg:height="1.27cm" svg:x="33.973cm" svg:y="21.272cm">
          <text:p text:style-name="P2">RP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2.222cm" draw:transform="rotate (-1.5707963267949) translate (33.02cm 19.367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1" draw:id="id21" draw:layer="layout" svg:width="1.27cm" svg:height="1.27cm" svg:x="30.798cm" svg:y="19.685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12" draw:text-style-name="P2" xml:id="id23" draw:id="id23" draw:layer="layout" svg:width="1.27cm" svg:height="1.27cm" svg:x="30.798cm" svg:y="21.272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1.27cm" svg:height="1.27cm" svg:x="27.305cm" svg:y="19.685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1.27cm" svg:height="1.27cm" svg:x="27.305cm" svg:y="21.272cm">
          <text:p text:style-name="P2">SI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8.575cm" svg:y1="21.907cm" svg:x2="30.798cm" svg:y2="21.907cm" draw:start-shape="id22" draw:start-glue-point="1" draw:end-shape="id23" draw:end-glue-point="3" svg:d="M28575 21907h2223" svg:viewBox="0 0 2224 1">
          <text:p/>
        </draw:connector>
        <draw:custom-shape draw:style-name="gr4" draw:text-style-name="P2" draw:layer="layout" svg:width="4.448cm" svg:height="5.397cm" svg:x="30.797cm" svg:y="12.065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8.574cm" svg:y1="14.605cm" svg:x2="30.797cm" svg:y2="14.605cm" draw:start-shape="id24" draw:start-glue-point="1" draw:end-shape="id25" draw:end-glue-point="3" svg:d="M28574 14605h2223" svg:viewBox="0 0 2224 1">
          <text:p/>
        </draw:connector>
        <draw:custom-shape draw:style-name="gr10" draw:text-style-name="P2" draw:layer="layout" svg:width="3.493cm" svg:height="2.222cm" draw:transform="rotate (1.5707963267949) translate (26.352cm 17.145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905cm" svg:height="2.54cm" svg:x="33.337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27cm" svg:height="1.27cm" svg:x="33.972cm" svg:y="15.557cm">
          <text:p text:style-name="P2">RP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2.222cm" draw:transform="rotate (-1.5707963267949) translate (33.019cm 13.652cm)">
          <text:p text:style-name="P2"><text:span text:style-name="T2">Avalon-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5" draw:id="id25" draw:layer="layout" svg:width="1.27cm" svg:height="1.27cm" svg:x="30.797cm" svg:y="13.97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12" draw:text-style-name="P2" xml:id="id27" draw:id="id27" draw:layer="layout" svg:width="1.27cm" svg:height="1.27cm" svg:x="30.797cm" svg:y="15.557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1.27cm" svg:height="1.27cm" svg:x="27.304cm" svg:y="13.97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2" draw:text-style-name="P2" xml:id="id26" draw:id="id26" draw:layer="layout" svg:width="1.27cm" svg:height="1.27cm" svg:x="27.304cm" svg:y="15.557cm">
          <text:p text:style-name="P2">SI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8.574cm" svg:y1="16.192cm" svg:x2="30.797cm" svg:y2="16.192cm" draw:start-shape="id26" draw:start-glue-point="1" draw:end-shape="id27" draw:end-glue-point="3" svg:d="M28574 16192h2223" svg:viewBox="0 0 2224 1">
          <text:p/>
        </draw:connector>
        <draw:frame draw:style-name="gr23" draw:text-style-name="P7" draw:layer="layout" svg:width="0.952cm" svg:height="2.069cm" draw:transform="rotate (-1.5707963267949) translate (28.257cm 17.78cm)">
          <draw:text-box>
            <text:p text:style-name="P6"><text:span text:style-name="T3">...</text:span></text:p>
          </draw:text-box>
        </draw:frame>
        <draw:frame draw:style-name="gr23" draw:text-style-name="P7" draw:layer="layout" svg:width="0.952cm" svg:height="2.069cm" draw:transform="rotate (-1.5707963267949) translate (24.764cm 19.685cm)">
          <draw:text-box>
            <text:p text:style-name="P6"><text:span text:style-name="T3">.</text:span><text:span text:style-name="T3">.</text:span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width="0.1cm" svg:stroke-color="#000000" draw:marker-start-width="0.35cm" draw:marker-end="Arrowheads_20_8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3cm" svg:stroke-color="#000000" draw:marker-start="Arrowheads_20_6" draw:marker-start-width="0.65cm" draw:marker-end="Arrowheads_20_7" draw:marker-end-width="0.65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fo:padding-left="0.2cm" fo:padding-right="0.2cm" draw:decimal-places="2"/>
      <style:paragraph-properties>
        <style:tab-stops/>
      </style:paragraph-properties>
      <style:text-properties fo:font-size="15pt"/>
    </style:style>
    <style:style style:name="Interface_20_Block" style:display-name="Interface Block" style:family="graphic" style:parent-style-name="standard">
      <style:graphic-properties draw:fill="solid" draw:fill-color="#5983b0" fo:padding-left="0.1cm" fo:padding-right="0.1cm"/>
      <style:paragraph-properties>
        <style:tab-stops/>
      </style:paragraph-properties>
      <style:text-properties fo:font-size="14pt"/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0cm" fo:margin-bottom="0cm" fo:margin-left="0cm" fo:margin-right="0cm" fo:page-width="36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24T17:48:05.093627700</dc:date>
    <dc:creator>Vitalii Yurchenko</dc:creator>
    <meta:editing-duration>PT3H50M8S</meta:editing-duration>
    <meta:editing-cycles>67</meta:editing-cycles>
    <meta:generator>LibreOffice/7.4.4.2$Linux_X86_64 LibreOffice_project/40$Build-2</meta:generator>
    <meta:document-statistic meta:object-count="74"/>
  </office:meta>
</office:document-meta>
</file>